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0ea15" officeooo:paragraph-rsid="0010ea1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fl-it a été envoyé par son peuple dans le but des les sauver d'un menace importante, en effet , de nombreux squelettes sément la terreur dans les bois Folgs et sont de plus en plus. Une menace semble les invoquer dans le but de réduire les défences Folgs pour ensuite les tuer. Befl-it doit sortir de son village e ttrouver un groupe d'aventuriers pret a l aider pour sauver la for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M33S</meta:editing-duration>
    <meta:editing-cycles>3</meta:editing-cycles>
    <meta:generator>LibreOffice/5.4.1.2$Windows_x86 LibreOffice_project/ea7cb86e6eeb2bf3a5af73a8f7777ac570321527</meta:generator>
    <dc:date>2018-03-31T19:40:38.295000000</dc:date>
    <meta:document-statistic meta:table-count="0" meta:image-count="0" meta:object-count="0" meta:page-count="1" meta:paragraph-count="1" meta:word-count="71" meta:character-count="386" meta:non-whitespace-character-count="316"/>
    <meta:user-defined meta:name="Info 1"/>
    <meta:user-defined meta:name="Info 2"/>
    <meta:user-defined meta:name="Info 3"/>
    <meta:user-defined meta:name="Info 4"/>
  </office:meta>
</office:document-meta>
</file>